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Acknowledgments <text:tab/>4</text:p>
          <text:p text:style-name="P2">About the Book <text:tab/>5</text:p>
          <text:p text:style-name="P2">Conventions Used in the Book <text:tab/>6</text:p>
          <text:p text:style-name="P2">Chapter 1 A Brief Introduction to FreeBASIC <text:tab/>11</text:p>
          <text:p text:style-name="P1">Differences from QuickBASIC <text:tab/>11</text:p>
          <text:p text:style-name="P1">Key Features of FreeBASIC <text:tab/>11</text:p>
          <text:p text:style-name="P2">Chapter 2 Numeric Data Types <text:tab/>14</text:p>
          <text:p text:style-name="P1">Signed Versus Unsigned Data Types <text:tab/>14</text:p>
          <text:p text:style-name="P1">The Floating Point Data Type <text:tab/>15</text:p>
          <text:p text:style-name="P1">Pointer Data Types <text:tab/>15</text:p>
          <text:p text:style-name="P1">Numeric Variables <text:tab/>15</text:p>
          <text:p text:style-name="P1">The Dim Statement <text:tab/>16</text:p>
          <text:p text:style-name="P1">Shared Variables <text:tab/>16</text:p>
          <text:p text:style-name="P1">Static Variables <text:tab/>17</text:p>
          <text:p text:style-name="P1">Common Variables <text:tab/>18</text:p>
          <text:p text:style-name="P1">Extern and Import Variables <text:tab/>18</text:p>
          <text:p text:style-name="P1">Data Type Suffixes <text:tab/>18</text:p>
          <text:p text:style-name="P1">Changing The Default Data Type <text:tab/>19</text:p>
          <text:p text:style-name="P1">Using Different Number Formats <text:tab/>20</text:p>
          <text:p text:style-name="P3">Hexadecimal Numbers <text:tab/>20</text:p>
          <text:p text:style-name="P3">Binary Numbers <text:tab/>20</text:p>
          <text:p text:style-name="P3">Octal Numbers <text:tab/>20</text:p>
          <text:p text:style-name="P3">Exponential Numbers <text:tab/>21</text:p>
          <text:p text:style-name="P1">Which Data Type To Use? <text:tab/>21</text:p>
          <text:p text:style-name="P1">Option Explicit <text:tab/>21</text:p>
          <text:p text:style-name="P1">A Note about Option Explicit <text:tab/>23</text:p>
          <text:p text:style-name="P1">A Look Ahead <text:tab/>23</text:p>
          <text:p text:style-name="P1">Excercises <text:tab/>24</text:p>
          <text:p text:style-name="P2">Chapter 3 Converting Numeric Data Types <text:tab/>25</text:p>
          <text:p text:style-name="P1">Implicit Data Conversion <text:tab/>25</text:p>
          <text:p text:style-name="P1">Explicit Data Conversion <text:tab/>28</text:p>
          <text:p text:style-name="P3">Numeric Data Conversion Functions <text:tab/>28</text:p>
          <text:p text:style-name="P3">Using Conversion Functions in Macros <text:tab/>31</text:p>
          <text:p text:style-name="P1">A Look Ahead <text:tab/>36</text:p>
          <text:p text:style-name="P1">Exercises <text:tab/>36</text:p>
          <text:p text:style-name="P2">Chapter 4 Introduction to the C Runtime Library <text:tab/>37</text:p>
          <text:p text:style-name="P1">The #Include Directive <text:tab/>37</text:p>
          <text:p text:style-name="P1">The Declaration Statement <text:tab/>39</text:p>
          <text:p text:style-name="P1">Runtime Conversion Functions <text:tab/>41</text:p>
          <text:p text:style-name="P1">The AddressOf Operator @ <text:tab/>41</text:p>
          <text:p text:style-name="P1">Testing the Runtime Conversion Functions <text:tab/>44</text:p>
          <text:p text:style-name="P1">A Look Ahead <text:tab/>46</text:p>
          <text:p text:style-name="P1">Exercises <text:tab/>46</text:p>
          <text:p text:style-name="P2">Chapter 5 Arithmetic Operators <text:tab/>47</text:p>
          <text:p text:style-name="P1"><text:soft-page-break/>Arithmetic Operators <text:tab/>47</text:p>
          <text:p text:style-name="P1">Shortcut Arithmetic Operators <text:tab/>52</text:p>
          <text:p text:style-name="P1">Binary Number System <text:tab/>52</text:p>
          <text:p text:style-name="P1">The Sign Bit <text:tab/>53</text:p>
          <text:p text:style-name="P1">A Look Ahead <text:tab/>55</text:p>
          <text:p text:style-name="P2">Chapter 6 Bitwise Operators <text:tab/>56</text:p>
          <text:p text:style-name="P1">The AND Operator <text:tab/>58</text:p>
          <text:p text:style-name="P1">The OR Operator <text:tab/>60</text:p>
          <text:p text:style-name="P2">Chapter 7 Mathematical Functions <text:tab/>71</text:p>
          <text:p text:style-name="P2">Chapter 8 Pointer Data Type <text:tab/>82</text:p>
          <text:p text:style-name="P1">Pointers and Memory <text:tab/>82</text:p>
          <text:p text:style-name="P1">Typed and Untyped Pointers <text:tab/>84</text:p>
          <text:p text:style-name="P1">Pointer Operators <text:tab/>85</text:p>
          <text:p text:style-name="P1">Memory Functions <text:tab/>85</text:p>
          <text:p text:style-name="P1">Pointer Arithmetic and Pointer Indexing <text:tab/>87</text:p>
          <text:p text:style-name="P1">Pointer Functions <text:tab/>90</text:p>
          <text:p text:style-name="P1">Subroutine and Function Pointers <text:tab/>91</text:p>
          <text:p text:style-name="P1">Creating a Callback Function <text:tab/>92</text:p>
          <text:p text:style-name="P1">Pointer to Pointer <text:tab/>98</text:p>
          <text:p text:style-name="P1">A Look Ahead <text:tab/>101</text:p>
          <text:p text:style-name="Contents_20_1">Chapter 9 String Data Types <text:tab/>102</text:p>
          <text:p text:style-name="P1">Dynamic Strings <text:tab/>103</text:p>
          <text:p text:style-name="P1">Fixed Length Strings <text:tab/>105</text:p>
          <text:p text:style-name="P1">Zstrings <text:tab/>106</text:p>
          <text:p text:style-name="P1">Wstrings <text:tab/>110</text:p>
          <text:p text:style-name="P1">String Functions <text:tab/>110</text:p>
          <text:p text:style-name="P1">Len Versus Sizeof <text:tab/>112</text:p>
          <text:p text:style-name="P1">Using String Functions with Zstring Pointers <text:tab/>114</text:p>
          <text:p text:style-name="P1">The MK* and CV* String Functions <text:tab/>116</text:p>
          <text:p text:style-name="P1">Numeric String Conversion Functions <text:tab/>120</text:p>
          <text:p text:style-name="P1">Wide String Functions <text:tab/>121</text:p>
          <text:p text:style-name="P1">String Operators <text:tab/>122</text:p>
          <text:p text:style-name="P1">CRT Character and String Functions <text:tab/>122</text:p>
          <text:p text:style-name="P3">Character Functions <text:tab/>122</text:p>
          <text:p text:style-name="P3">Strtok Function <text:tab/>127</text:p>
          <text:p text:style-name="P1">A Look Ahead <text:tab/>130</text:p>
          <text:p text:style-name="P2">Chapter 10 Composite Data Types <text:tab/>131</text:p>
          <text:p text:style-name="P2">Chapter 11 Symbolic Constants <text:tab/>172</text:p>
          <text:p text:style-name="P2">Chapter 12 Arrays <text:tab/>176</text:p>
          <text:p text:style-name="P2">Chapter 13 Date and Time Functions <text:tab/>208</text:p>
          <text:p text:style-name="P2">Chapter 14 The Format Function <text:tab/>229</text:p>
          <text:p text:style-name="P2">Chapter 15 Console Programming <text:tab/>236</text:p>
          <text:p text:style-name="P2">Chapter 16 Control Structures <text:tab/>259</text:p>
          <text:p text:style-name="P2">Appendix A: GNU Free Documentation License<text:tab/>274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Obliqu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112%" draw:distance="112%"/>
    <draw:stroke-dash draw:name="Dashed_20__28_var_29__20_5" draw:display-name="Dashed (var) 5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Numbering_20_1" style:class="text">
      <style:paragraph-properties fo:margin-left="0.2189in" fo:margin-right="0in" fo:margin-top="0in" fo:margin-bottom="0in" loext:contextual-spacing="false" fo:text-indent="-0.0728in" style:auto-text-indent="false" fo:padding="0in" fo:border-left="0.99pt solid #000000" fo:border-right="none" fo:border-top="none" fo:border-bottom="none" style:shadow="none" text:number-lines="true" text:line-number="1">
        <style:tab-stops/>
      </style:paragraph-properties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Authors" style:family="paragraph" style:parent-style-name="Text_20_body">
      <style:paragraph-properties fo:text-align="center" style:justify-single-word="false"/>
      <style:text-properties style:font-name="DejaVu Sans2" fo:font-family="'DejaVu Sans'" style:font-style-name="Bold" style:font-family-generic="swiss" style:font-pitch="variable" fo:font-size="14pt" fo:font-weight="bold" style:font-size-asian="10.5pt" loext:shadow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3T06:05:58.419342490</dc:date>
    <meta:editing-duration>PT3H2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90" meta:word-count="395" meta:character-count="2419" meta:non-whitespace-character-count="2027"/>
    <meta:template xlink:type="simple" xlink:actuate="onRequest" xlink:title="" xlink:href="../fbeginnerm.odm" meta:date="2019-02-02T12:54:00.818565914"/>
  </office:meta>
</office:document-meta>
</file>